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end" style:justify-single-word="false"/>
      <style:text-properties fo:color="#000000" style:font-name="Times New Roman" fo:font-size="12pt" officeooo:rsid="001e2aa4" officeooo:paragraph-rsid="001e2aa4" style:font-size-asian="12pt" style:font-size-complex="12pt"/>
    </style:style>
    <style:style style:name="P2" style:family="paragraph" style:parent-style-name="Standard">
      <style:paragraph-properties fo:line-height="150%"/>
      <style:text-properties fo:color="#000000" style:font-name="Times New Roman" fo:font-size="12pt" officeooo:rsid="001e2aa4" officeooo:paragraph-rsid="001e2aa4" style:font-size-asian="12pt" style:font-size-complex="12pt"/>
    </style:style>
    <style:style style:name="P3" style:family="paragraph" style:parent-style-name="Standard">
      <style:paragraph-properties fo:line-height="150%"/>
      <style:text-properties fo:color="#000000" style:font-name="Times New Roman" fo:font-size="12pt" officeooo:rsid="001e2aa4" officeooo:paragraph-rsid="001f5c39" style:font-size-asian="12pt" style:font-size-complex="12pt"/>
    </style:style>
    <style:style style:name="P4" style:family="paragraph" style:parent-style-name="Standard">
      <style:paragraph-properties fo:line-height="150%"/>
      <style:text-properties fo:color="#000000" style:font-name="Times New Roman" fo:font-size="12pt" officeooo:rsid="002654bf" officeooo:paragraph-rsid="002654bf" style:font-size-asian="12pt" style:font-size-complex="12pt"/>
    </style:style>
    <style:style style:name="P5" style:family="paragraph" style:parent-style-name="Standard">
      <style:paragraph-properties fo:line-height="150%"/>
      <style:text-properties fo:color="#000000" style:font-name="Times New Roman" fo:font-size="12pt" officeooo:rsid="002f0b0e" officeooo:paragraph-rsid="002f0b0e" style:font-size-asian="12pt" style:font-size-complex="12pt"/>
    </style:style>
    <style:style style:name="P6" style:family="paragraph" style:parent-style-name="Standard">
      <style:paragraph-properties fo:line-height="150%"/>
      <style:text-properties fo:color="#000000" style:font-name="Times New Roman" fo:font-size="12pt" fo:font-weight="bold" officeooo:rsid="001e2aa4" officeooo:paragraph-rsid="001e2aa4" style:font-size-asian="12pt" style:font-weight-asian="bold" style:font-size-complex="12pt" style:font-weight-complex="bold"/>
    </style:style>
    <style:style style:name="P7" style:family="paragraph" style:parent-style-name="Text_20_body">
      <style:text-properties fo:color="#000000" style:font-name="Times New Roman" fo:font-size="12pt" style:font-size-asian="12pt" style:font-size-complex="12pt"/>
    </style:style>
    <style:style style:name="P8" style:family="paragraph" style:parent-style-name="Text_20_body">
      <style:paragraph-properties fo:text-align="center" style:justify-single-word="false"/>
      <style:text-properties fo:color="#0000ff" style:font-name="Times New Roman" fo:font-size="14pt" fo:font-weight="bold" style:font-size-asian="14pt" style:font-weight-asian="bold" style:font-size-complex="14pt" style:font-weight-complex="bold"/>
    </style:style>
    <style:style style:name="P9" style:family="paragraph" style:parent-style-name="First_20_line_20_indent">
      <style:paragraph-properties fo:text-align="justify" style:justify-single-word="false"/>
      <style:text-properties fo:color="#000000" style:font-name="Times New Roman" fo:font-size="12pt" officeooo:paragraph-rsid="0022288b" style:font-size-asian="12pt" style:font-size-complex="12pt"/>
    </style:style>
    <style:style style:name="P10" style:family="paragraph" style:parent-style-name="First_20_line_20_indent">
      <style:paragraph-properties fo:text-align="justify" style:justify-single-word="false"/>
      <style:text-properties fo:color="#000000" style:font-name="Times New Roman" fo:font-size="12pt" officeooo:paragraph-rsid="00227141" style:font-size-asian="12pt" style:font-size-complex="12pt"/>
    </style:style>
    <style:style style:name="P11" style:family="paragraph" style:parent-style-name="Standard" style:list-style-name="L1">
      <style:paragraph-properties fo:line-height="150%"/>
      <style:text-properties fo:color="#000000" style:font-name="Times New Roman" fo:font-size="12pt" officeooo:rsid="001e2aa4" officeooo:paragraph-rsid="001e2aa4" style:font-size-asian="12pt" style:font-size-complex="12pt"/>
    </style:style>
    <style:style style:name="P12" style:family="paragraph" style:parent-style-name="Standard">
      <style:paragraph-properties fo:line-height="150%"/>
      <style:text-properties fo:color="#000000" style:font-name="Times New Roman" fo:font-size="12pt" officeooo:rsid="001e2aa4" officeooo:paragraph-rsid="001e2aa4" style:font-size-asian="12pt" style:font-size-complex="12pt"/>
    </style:style>
    <style:style style:name="P13" style:family="paragraph" style:parent-style-name="Standard">
      <style:paragraph-properties fo:line-height="150%"/>
      <style:text-properties fo:color="#000000" style:font-name="Times New Roman" fo:font-size="12pt" officeooo:rsid="0034b680" officeooo:paragraph-rsid="001e2aa4" style:font-size-asian="12pt" style:font-size-complex="12pt"/>
    </style:style>
    <style:style style:name="P14" style:family="paragraph" style:parent-style-name="Standard">
      <style:paragraph-properties fo:line-height="150%" fo:text-align="center" style:justify-single-word="false"/>
      <style:text-properties fo:color="#0000ff" style:font-name="Times New Roman" fo:font-size="20pt" fo:font-weight="bold" officeooo:rsid="0034b680" officeooo:paragraph-rsid="0034b680" style:font-size-asian="17.5pt" style:font-weight-asian="bold" style:font-size-complex="20pt" style:font-weight-complex="bold"/>
    </style:style>
    <style:style style:name="P15" style:family="paragraph" style:parent-style-name="Text_20_body">
      <style:paragraph-properties fo:text-align="center" style:justify-single-word="false"/>
      <style:text-properties fo:color="#0000ff" style:font-name="Times New Roman" fo:font-size="14pt" fo:font-weight="bold" style:font-size-asian="14pt" style:font-weight-asian="bold" style:font-size-complex="14pt" style:font-weight-complex="bold"/>
    </style:style>
    <style:style style:name="P16" style:family="paragraph" style:parent-style-name="Text_20_body">
      <style:paragraph-properties fo:text-align="center" style:justify-single-word="false"/>
      <style:text-properties fo:color="#0000ff" style:font-name="Times New Roman" fo:font-size="14pt" style:font-size-asian="14pt" style:font-size-complex="14pt"/>
    </style:style>
    <style:style style:name="P17" style:family="paragraph" style:parent-style-name="Text_20_body">
      <style:paragraph-properties fo:text-align="center" style:justify-single-word="false"/>
      <style:text-properties fo:color="#0000ff" style:font-name="Times New Roman" fo:font-size="30pt" style:font-size-asian="30pt" style:font-size-complex="30pt"/>
    </style:style>
    <style:style style:name="P18" style:family="paragraph" style:parent-style-name="Heading_20_1">
      <style:paragraph-properties fo:line-height="150%" fo:text-align="center" style:justify-single-word="false"/>
      <style:text-properties fo:color="#000000" style:font-name="Times New Roman" fo:font-size="12pt" officeooo:rsid="001e2aa4" officeooo:paragraph-rsid="0034b680" style:font-size-asian="12pt" style:font-size-complex="12pt"/>
    </style:style>
    <style:style style:name="P19" style:family="paragraph" style:parent-style-name="First_20_line_20_indent">
      <style:paragraph-properties fo:text-align="justify" style:justify-single-word="false"/>
      <style:text-properties fo:color="#000000" style:font-name="Times New Roman" fo:font-size="12pt" officeooo:rsid="002224d1" officeooo:paragraph-rsid="0026342d" style:font-size-asian="12pt" style:font-size-complex="12pt"/>
    </style:style>
    <style:style style:name="P20" style:family="paragraph" style:parent-style-name="First_20_line_20_indent">
      <style:paragraph-properties fo:text-align="justify" style:justify-single-word="false"/>
      <style:text-properties fo:color="#000000" style:font-name="Times New Roman" fo:font-size="12pt" officeooo:rsid="0026342d" officeooo:paragraph-rsid="002654bf" style:font-size-asian="12pt" style:font-size-complex="12pt"/>
    </style:style>
    <style:style style:name="P21" style:family="paragraph" style:parent-style-name="First_20_line_20_indent">
      <style:paragraph-properties fo:text-align="justify" style:justify-single-word="false"/>
      <style:text-properties fo:color="#000000" style:font-name="Times New Roman" fo:font-size="12pt" officeooo:rsid="0026342d" officeooo:paragraph-rsid="00271e77" style:font-size-asian="12pt" style:font-size-complex="12pt"/>
    </style:style>
    <style:style style:name="P22" style:family="paragraph" style:parent-style-name="First_20_line_20_indent">
      <style:text-properties fo:color="#000000" style:font-name="Times New Roman" fo:font-size="12pt" officeooo:paragraph-rsid="0031a5f9" style:font-size-asian="12pt" style:font-size-complex="12pt"/>
    </style:style>
    <style:style style:name="T1" style:family="text">
      <style:text-properties officeooo:rsid="001f5c39"/>
    </style:style>
    <style:style style:name="T2" style:family="text">
      <style:text-properties officeooo:rsid="002224d1"/>
    </style:style>
    <style:style style:name="T3" style:family="text">
      <style:text-properties officeooo:rsid="0022288b"/>
    </style:style>
    <style:style style:name="T4" style:family="text">
      <style:text-properties fo:font-weight="bold" style:font-weight-asian="bold" style:font-weight-complex="bold"/>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22288b"/>
    </style:style>
    <style:style style:name="T7" style:family="text">
      <style:text-properties fo:font-variant="normal" fo:text-transform="none" fo:letter-spacing="normal" fo:font-style="normal" fo:font-weight="bold" officeooo:rsid="0022288b"/>
    </style:style>
    <style:style style:name="T8" style:family="text">
      <style:text-properties officeooo:rsid="002654bf"/>
    </style:style>
    <style:style style:name="T9" style:family="text">
      <style:text-properties officeooo:rsid="002f0b0e"/>
    </style:style>
    <style:style style:name="T10" style:family="text">
      <style:text-properties officeooo:rsid="0031a5f9"/>
    </style:style>
    <style:style style:name="T11"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4">USER MANUA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text:span text:style-name="T11">LUNATIC</text:span></text:p>
      <text:p text:style-name="P17"><text:span text:style-name="T11"/></text:p>
      <text:p text:style-name="P2"/>
      <text:p text:style-name="P2"/>
      <text:p text:style-name="P13"/>
      <text:p text:style-name="P13"/>
      <text:p text:style-name="P13"/>
      <text:p text:style-name="P13"/>
      <text:p text:style-name="P2"/>
      <text:p text:style-name="P2"/>
      <text:p text:style-name="P2"/>
      <text:p text:style-name="P2"/>
      <text:p text:style-name="P2"/>
      <text:p text:style-name="P2"/>
      <text:h text:style-name="P18" text:outline-level="1">CPCRETRODEV_2018</text:h>
      <text:p text:style-name="P2"/>
      <text:p text:style-name="P16"><text:soft-page-break/><text:span text:style-name="T4"/></text:p>
      <text:p text:style-name="P16"><text:span text:style-name="T4">STORY OF LUNATIC</text:span></text:p>
      <text:p text:style-name="P8"/>
      <text:p text:style-name="P10">Lunatic is a retrogame that tells the story of how <text:span text:style-name="T2">Strike </text:span>fought against <text:span text:style-name="T1">the revolution of robots</text:span>.<text:span text:style-name="T2"> The story happens in 2050, when a lot of cientists are searching and developing the perfect Artificial Inteligence (A.I.). The mainly rule that all the researchers must to follow is to obey the three laws of robotics:</text:span></text:p>
      <text:p text:style-name="P9"><text:span text:style-name="T3">1º: </text:span><text:span text:style-name="T6">A robot may not injure a human being or, through inaction, allow a human being to come to harm.</text:span></text:p>
      <text:p text:style-name="P9"><text:span text:style-name="T6">2º: </text:span><text:span text:style-name="T5">A robot must obey</text:span><text:span text:style-name="T6"> orders </text:span><text:span text:style-name="T5">given it by human beings except where such</text:span><text:span text:style-name="T7"> </text:span><text:span text:style-name="T6">orders </text:span><text:span text:style-name="T5">would conflict with the First Law.</text:span></text:p>
      <text:p text:style-name="P9"><text:span text:style-name="T6">3º: </text:span><text:span text:style-name="T5">A robot must protect its own existence as long as such protection does not conflict with the First or Second Law.</text:span></text:p>
      <text:p text:style-name="P19"><text:s/>One day, the famous and crazy Dr. Cobo who does not like to follow the rules, built the first autonomous robot without these laws, called Luna. At the beginning it was splendid, Luna helped in every new research, to development different types of Artificial Inteligence and also helped to build another robots.</text:p>
      <text:p text:style-name="P20">The problem started when Cobo was not satisfy with one of Luna's creations and resolve to destroy it, because thought that could use in one of his application. While he was dismantling, Luna realized his intention and activated a new behavior to protect her robot and started attacking him. Cobo tried everything to turn Luna off, but how she does not have the mainly laws, she was not obeying his commands and add a new objective to her code: "Kill the humans, because they want to destroy the robots".</text:p>
      <text:p text:style-name="P21"><text:s/>Nowadays, Luna has her own army, called 'Lunatics' which are robots that only obey her and share the same objective. Now , the humanity only depends of Strike, a enginner and soldier who is master with weapons and have knowledge to change the Luna's code and repair the Cobo's mistake.</text:p>
      <text:p text:style-name="P3"/>
      <text:p text:style-name="P2"/>
      <text:p text:style-name="P2"/>
      <text:p text:style-name="P2"/>
      <text:p text:style-name="P2"/>
      <text:p text:style-name="P2"/>
      <text:p text:style-name="P2"/>
      <text:p text:style-name="P2"/>
      <text:p text:style-name="P4"/>
      <text:p text:style-name="P4"/>
      <text:p text:style-name="P16"><text:soft-page-break/><text:span text:style-name="T4"/></text:p>
      <text:p text:style-name="P16"><text:span text:style-name="T4">HOW TO PLAY</text:span></text:p>
      <text:p text:style-name="P22">To complete each level, you need to <text:span text:style-name="T10">get the key and reach the door. Remember that you need to fix the Cobo's mistake! </text:span>But careful, with the obstacles!</text:p>
      <text:p text:style-name="P6"/>
      <text:p text:style-name="P8">CONTROLS</text:p>
      <text:p text:style-name="P7">To move our hero, <text:span text:style-name="T8">Strike</text:span>:</text:p>
      <text:p text:style-name="P5"><text:tab/></text:p>
      <text:list xml:id="list1857390165105888033" text:style-name="L1">
        <text:list-item>
          <text:p text:style-name="P11">To jump: press the key ‘W’.</text:p>
        </text:list-item>
        <text:list-item>
          <text:p text:style-name="P11">Move left: press the key ‘A’.</text:p>
        </text:list-item>
        <text:list-item>
          <text:p text:style-name="P11">Move right: press the key ‘D’.</text:p>
        </text:list-item>
        <text:list-item>
          <text:p text:style-name="P11">To use <text:span text:style-name="T8">Strike's</text:span> <text:span text:style-name="T9">raygun</text:span>: press the key ‘M’.</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8:28:57.436557286</meta:creation-date>
    <dc:date>2018-10-29T13:35:03.527562087</dc:date>
    <meta:editing-duration>PT6H7M39S</meta:editing-duration>
    <meta:editing-cycles>11</meta:editing-cycles>
    <meta:generator>LibreOffice/5.1.6.2$Linux_X86_64 LibreOffice_project/10m0$Build-2</meta:generator>
    <meta:document-statistic meta:table-count="0" meta:image-count="0" meta:object-count="0" meta:page-count="3" meta:paragraph-count="20" meta:word-count="382" meta:character-count="2123" meta:non-whitespace-character-count="1760"/>
  </office:meta>
</office:document-meta>
</file>